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2" style:apply-style-name="czerwony1" style:base-cell-address="Sheet2.C2"/>
      <style:map style:condition="cell-content()&gt;2" style:apply-style-name="zielony1" style:base-cell-address="Sheet2.C2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2.C2:Sheet2.C36">
            <calcext:condition calcext:apply-style-name="czerwony1" calcext:value="&lt;2" calcext:base-cell-address=""/>
            <calcext:condition calcext:apply-style-name="zielony1" calcext:value="&gt;2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zielony" style:family="table-cell" style:parent-style-name="Default">
      <style:text-properties fo:color="#62a73b"/>
    </style:style>
    <style:style style:name="czerwony" style:family="table-cell" style:parent-style-name="Default">
      <style:text-properties fo:color="#ed1c24"/>
    </style:style>
    <style:style style:name="czerwony1" style:family="table-cell" style:parent-style-name="Default">
      <style:text-properties fo:color="#ed1c24"/>
    </style:style>
    <style:style style:name="zielony1" style:family="table-cell" style:parent-style-name="Default">
      <style:text-properties fo:color="#62a73b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7:59.831903716</meta:creation-date>
    <dc:date>2017-12-04T09:39:26.598768504</dc:date>
    <meta:editing-duration>PT4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